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PatternCache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PatternCach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PatternCache.getPatter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PatternCache.addPattern( String expression , int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icPatternCache.addPatter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PatternCache.getPattern( String expression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PatternCache.GenericPatternCache( Cache cache ,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